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9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54.4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48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15pt"/>
    </style:style>
    <style:style style:name="co8" style:family="table-column">
      <style:table-column-properties fo:break-before="auto" style:column-width="22.76pt"/>
    </style:style>
    <style:style style:name="co9" style:family="table-column">
      <style:table-column-properties fo:break-before="auto" style:column-width="46.29pt"/>
    </style:style>
    <style:style style:name="ro1" style:family="table-row">
      <style:table-row-properties style:row-height="16.41pt" fo:break-before="auto" style:use-optimal-row-height="false"/>
    </style:style>
    <style:style style:name="ro2" style:family="table-row">
      <style:table-row-properties style:row-height="36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1.29pt" fo:break-before="auto" style:use-optimal-row-height="false"/>
    </style:style>
    <style:style style:name="ro8" style:family="table-row">
      <style:table-row-properties style:row-height="26.11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13.35pt" fo:break-before="auto" style:use-optimal-row-height="true"/>
    </style:style>
    <style:style style:name="ro11" style:family="table-row">
      <style:table-row-properties style:row-height="25.09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 style:data-style-name="N0"/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Plausibilidad</text:p>
          </table:table-cell>
          <table:table-cell table:number-columns-repeated="6"/>
          <table:table-cell office:value-type="string" calcext:value-type="string">
            <text:p>Ui</text:p>
          </table:table-cell>
          <table:table-cell office:value-type="string" calcext:value-type="string">
            <text:p>Esencial</text:p>
          </table:table-cell>
          <table:table-cell office:value-type="string" calcext:value-type="string">
            <text:p>Deseable</text:p>
          </table:table-cell>
        </table:table-row>
        <table:table-row table:style-name="ro2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</text:p>
          </table:table-cell>
          <table:table-cell table:style-name="ce2" office:value-type="string" calcext:value-type="string">
            <text:p>DENOMINACIÓN DE LA CARÁCTERÍSTICA</text:p>
          </table:table-cell>
          <table:table-cell table:style-name="ce1" office:value-type="string" calcext:value-type="string">
            <text:p>TIPO</text:p>
          </table:table-cell>
          <table:table-cell table:style-name="ce3" office:value-type="string" calcext:value-type="string">
            <text:p>Factor de característic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n experto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]=[.$I$2]; IF([.D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l experto asignado es genuino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4]=[.$I$2]; IF([.D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l experto es cooperativ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]=[.$I$2]; IF([.D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l experto es capaz de articular sus métodos pero no categoriza.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6]=[.$I$2]; IF([.D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n suficientes casos de prueba; normales, típicos, ejemplares, correosos, etc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7]=[.$I$2]; IF([.D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está bien estructurada y se entiende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8]=[.$I$2]; IF([.D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ólo requiere habilidad cognoscitiva (no pericia física)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9]=[.$I$2]; IF([.D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se precisan resultados óptimos sino sólo Satisfactorios, sin comprometer e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0]=[.$I$2]; IF([.D1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La tarea no requiere sentido comú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1]=[.$I$2]; IF([.D1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Los directivos están verdaderamente comprometidos con e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2]=[.$I$2]; IF([.D1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8">
          <table:table-cell table:style-name="ce6" table:formula="of:=PRODUCT([.G3:.G12])" office:value-type="float" office:value="1" calcext:value-type="float">
            <text:p>1</text:p>
          </table:table-cell>
          <table:table-cell table:formula="of:=(PRODUCT([.C3:.C12]) * PRODUCT([.D3:.D12])) ^ (1/COUNT([.C3:.C12]))" office:value-type="float" office:value="75.2045059063408" calcext:value-type="float">
            <text:p>75.2045059063408</text:p>
          </table:table-cell>
          <table:table-cell table:formula="of:=[.A14]*[.B14]" office:value-type="float" office:value="75.2045059063408" calcext:value-type="float">
            <text:p>75.2045059063408</text:p>
          </table:table-cell>
          <table:table-cell table:number-columns-repeated="7"/>
        </table:table-row>
        <table:table-row table:style-name="ro9">
          <table:table-cell table:style-name="ce4" office:value-type="string" calcext:value-type="string">
            <text:p>Justificación</text:p>
          </table:table-cell>
          <table:table-cell table:number-columns-repeated="9"/>
        </table:table-row>
        <table:table-row table:style-name="ro5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</text:p>
          </table:table-cell>
          <table:table-cell table:style-name="ce2" office:value-type="string" calcext:value-type="string">
            <text:p>DENOMINACIÓN DE LA CARÁCTERÍSTICA</text:p>
          </table:table-cell>
          <table:table-cell table:style-name="ce1" office:value-type="string" calcext:value-type="string">
            <text:p>TIPO</text:p>
          </table:table-cell>
          <table:table-cell table:number-columns-repeated="4"/>
        </table:table-row>
        <table:table-row table:style-name="ro10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J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experto NO está disponible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17]=[.$I$2]; IF([.D1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J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ay escasez de experiencia human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8]=[.$I$2]; IF([.D1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 necesidad de experiencia simultánea en muchos lugar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9]=[.$I$2]; IF([.D1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ecesidad de experiencia en entornos hostiles, penosos y/o poco gratificante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0]=[.$I$2]; IF([.D2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No existen soluciones alternativas admisible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1]=[.$I$2]; IF([.D2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J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e espera una alta tasa de recuperación de la invers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2]=[.$I$2]; IF([.D2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J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Resuelve una tarea útil y necesari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3]=[.$I$2]; IF([.D2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3">
          <table:table-cell table:style-name="ce6" table:formula="of:=PRODUCT([.G17:.G23])" office:value-type="float" office:value="1" calcext:value-type="float">
            <text:p>1</text:p>
          </table:table-cell>
          <table:table-cell table:formula="of:=(PRODUCT([.C17:.C23]) * PRODUCT([.D17:.D23])) ^ (1/COUNT([.C17:.C23]))" office:value-type="float" office:value="83.6554034947761" calcext:value-type="float">
            <text:p>83.6554034947761</text:p>
          </table:table-cell>
          <table:table-cell table:formula="of:=[.A25]*[.B25]" office:value-type="float" office:value="83.6554034947761" calcext:value-type="float">
            <text:p>83.6554034947761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3">
          <table:table-cell office:value-type="string" calcext:value-type="string">
            <text:p>Adecuación</text:p>
          </table:table-cell>
          <table:table-cell table:number-columns-repeated="5"/>
          <table:table-cell table:style-name="ce6"/>
          <table:table-cell table:number-columns-repeated="3"/>
        </table:table-row>
        <table:table-row table:style-name="ro5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A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a experiencia del experto está poco organizad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7]=[.$I$2]; IF([.D2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iene valor práctic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8]=[.$I$2]; IF([.D2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s una tarea más táctica que estratégic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9]=[.$I$2]; IF([.D2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da soluciones que sirvan a necesidades a largo plazo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0]=[.$I$2]; IF([.D3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no es demasiado fácil, pero es de conocimiento intensivo, tanto propio del dominio, como de manipulación de la informac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1]=[.$I$2]; IF([.D3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s de tamaño manejable, y/o es posible un enfoque gradual y/o, una descomposición en subtareas independient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2]=[.$I$2]; IF([.D3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A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ransferencia de experiencia entre humanos es factible (experto a aprendiz)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3]=[.$I$2]; IF([.D3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staba identificada como un problema en el área y los efectos de la introducción de un SE pueden planificarse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4]=[.$I$2]; IF([.D3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requiere respuestas en tiempo real "inmediato“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5]=[.$I$2]; IF([.D3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a tarea no requiere investigación básic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6]=[.$I$2]; IF([.D3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l experto usa básicamente razonamiento simbólico que implica factores subjetivo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7]=[.$I$2]; IF([.D3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s esencialmente de tipo heurístic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8]=[.$I$2]; IF([.D3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3">
          <table:table-cell table:style-name="ce6" table:formula="of:=PRODUCT([.G27:.G38])" office:value-type="float" office:value="1" calcext:value-type="float">
            <text:p>1</text:p>
          </table:table-cell>
          <table:table-cell table:formula="of:=(PRODUCT([.C27:.C38]) * PRODUCT([.D27:.D38])) ^ (1/COUNT([.C28:.C39]))" office:value-type="float" office:value="80.963947775046" calcext:value-type="float">
            <text:p>80.963947775046</text:p>
          </table:table-cell>
          <table:table-cell table:formula="of:=[.A40]*[.B40]" office:value-type="float" office:value="80.963947775046" calcext:value-type="float">
            <text:p>80.96394777504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Éxito</text:p>
          </table:table-cell>
          <table:table-cell table:number-columns-repeated="9"/>
        </table:table-row>
        <table:table-row table:style-name="ro6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se sienten amenazados por el proyecto, son capaces de sentirse intelectualmente unidos a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2]=[.$I$2]; IF([.D4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ienen un brillante historial en la realización de est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3]=[.$I$2]; IF([.D4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Hay acuerdos en lo que constituye una buena solución a l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4]=[.$I$2]; IF([.D4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La única justificación para dar un paso en la solución es la calidad de la solución final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5]=[.$I$2]; IF([.D4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hay un plazo de finalización estricto, ni ningún otro proyecto depende de est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6]=[.$I$2]; IF([.D4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No está influenciada por vaivenes político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47]=[.$I$2]; IF([.D4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n ya SS.EE. que resuelvan esa o parecidas tarea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8]=[.$I$2]; IF([.D4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ay cambios mínimos en los procedimientos habitual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9]=[.$I$2]; IF([.D4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s soluciones son explicables o interactiva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0]=[.$I$2]; IF([.D5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es de I+D de carácter práctico, pero no ambas cosas simultáneamente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1]=[.$I$2]; IF([.D5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tán mentalizados y tienen expectativas realistas tanto en el alcance como en las limitacion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2]=[.$I$2]; IF([.D5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rechazan de plano esta tecnologí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3]=[.$I$2]; IF([.D5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l sistema interactúa inteligente y amistosamente con el usuari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4]=[.$I$2]; IF([.D5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l sistema es capaz de explicar al usuario su razonamien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5]=[.$I$2]; IF([.D5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inserción del sistema se efectúa sin traumas; es decir, apenas se interfiere en la rutina cotidiana de la empres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6]=[.$I$2]; IF([.D5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tán comprometidos durante toda la duración del proyecto, incluso después de su implantac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7]=[.$I$2]; IF([.D5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e efectúa una adecuada transferencia tecnológic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8]=[.$I$2]; IF([.D5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3">
          <table:table-cell table:style-name="ce6" table:formula="of:=PRODUCT([.G42:.G58])" office:value-type="float" office:value="1" calcext:value-type="float">
            <text:p>1</text:p>
          </table:table-cell>
          <table:table-cell table:formula="of:=(PRODUCT([.C42:.C58]) * PRODUCT([.D42:.D58])) ^ (1/COUNT([.C42:.C58]))" office:value-type="float" office:value="60.4706105866663" calcext:value-type="float">
            <text:p>60.4706105866663</text:p>
          </table:table-cell>
          <table:table-cell table:formula="of:=[.A60]*[.B60]" office:value-type="float" office:value="60.4706105866663" calcext:value-type="float">
            <text:p>60.4706105866663</text:p>
          </table:table-cell>
          <table:table-cell table:number-columns-repeated="7"/>
        </table:table-row>
        <table:table-row table:style-name="ro3" table:number-rows-repeated="104851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0:50:38.622899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34:05.840825692</meta:creation-date>
    <dc:date>2021-02-28T11:34:54.312165646</dc:date>
    <meta:editing-duration>PT1H35M22S</meta:editing-duration>
    <meta:editing-cycles>27</meta:editing-cycles>
    <meta:generator>LibreOffice/6.0.7.3$Linux_X86_64 LibreOffice_project/00m0$Build-3</meta:generator>
    <meta:document-statistic meta:table-count="1" meta:cell-count="369" meta:object-count="0"/>
  </office:meta>
</office:document-meta>
</file>